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Gothic" svg:font-family="'Century Gothic'"/>
    <style:font-face style:name="Times New Roman1" svg:font-family="'Times New Roman'"/>
    <style:font-face style:name="mj-lt" svg:font-family="mj-lt"/>
    <style:font-face style:name="Lucida Grande" svg:font-family="'Lucida Grande'" style:font-family-generic="swiss"/>
    <style:font-face style:name="Lucida Sans1" svg:font-family="'Lucida Sans'" style:font-family-generic="swiss"/>
    <style:font-face style:name="Menlo" svg:font-family="Menlo" style:font-pitch="variable"/>
    <style:font-face style:name="Mongolian Baiti" svg:font-family="'Mongolian Bait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line-height="150%" fo:background-color="transparent">
        <style:background-image/>
      </style:paragraph-properties>
    </style:style>
    <style:style style:name="P4" style:family="paragraph" style:parent-style-name="Standard">
      <style:paragraph-properties fo:line-height="100%" fo:background-color="transparent">
        <style:background-image/>
      </style:paragraph-properties>
    </style:style>
    <style:style style:name="P5" style:family="paragraph" style:parent-style-name="Standard">
      <style:paragraph-properties fo:line-height="100%" fo:background-color="transparent">
        <style:background-image/>
      </style:paragraph-properties>
      <style:text-properties style:font-name="Menlo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Norte</text:p>
      <text:p text:style-name="P1">IMD0041 – Introdução a Organização e Arquitetura de Computadores</text:p>
      <text:p text:style-name="P1">Lista de Exercícios II – 01/03/2016</text:p>
      <text:p text:style-name="Standard"/>
      <text:p text:style-name="Standard">Instruções:</text:p>
      <text:list xml:id="list5495176844229502960" text:style-name="L1">
        <text:list-item>
          <text:p text:style-name="P2">Atividade individual;</text:p>
        </text:list-item>
        <text:list-item>
          <text:p text:style-name="P2">Entrega no final da aula, via SIGAA</text:p>
        </text:list-item>
      </text:list>
      <text:p text:style-name="Standard"/>
      <text:p text:style-name="P3"/>
      <text:p text:style-name="P3">1. Qual o endereço de memória da primeira instrução?</text:p>
      <text:p text:style-name="P3">2. Em qual base está esse endereço?</text:p>
      <text:p text:style-name="P3">3. Qual o endereço de memória da segunda e da terceira instruções?</text:p>
      <text:p text:style-name="P3">4. Por que o endereço de cada instrução tem um diferença de 4 unidades entre 1 e o outro?</text:p>
      <text:p text:style-name="P3">5. Qual o primeiro endereço da memória de dados?</text:p>
      <text:p text:style-name="P3">6. Para esse programa, o que existe na memória de dados?</text:p>
      <text:p text:style-name="P3">7. Qual o valor armazenado no registrador PC?</text:p>
      <text:p text:style-name="P3">8. Em que base está o valor do registrador PC?</text:p>
      <text:p text:style-name="P3">9. O que representa esse valor?</text:p>
      <text:p text:style-name="P3">10. Existe algum outro registrador com valores? Quais?</text:p>
      <text:p text:style-name="P3">11. Qual a base dos valores observados no item 10? O que esses valores representam?</text:p>
      <text:p text:style-name="P3">12. O que aconteceu com o registrador PC?</text:p>
      <text:p text:style-name="P3">13. Algum outro registrador mudou de valor? Qual registrador? Qual o novo valor?</text:p>
      <text:p text:style-name="P3">14. Qual o novo valor do PC?</text:p>
      <text:p text:style-name="P3">15. Algum outro registrador mudou de valor? Qual registrador? Qual o novo valor?</text:p>
      <text:p text:style-name="P3">16. Qual o valor do PC?</text:p>
      <text:p text:style-name="P3">17. Indique quais os registradores mudaram de valor e qual o valor de cada um.</text:p>
      <text:p text:style-name="P3">18. O que esse programa faz?</text:p>
      <text:p text:style-name="P3">19. O que acontece se você tentar mais uma etapa?</text:p>
      <text:p text:style-name="P3">20. Cada célula de memória contém quantos bytes?</text:p>
      <text:p text:style-name="P3">21. No programa assembly, onde devem estar os valores que serão armazenados na memória? </text:p>
      <text:p text:style-name="P3">a) .text</text:p>
      <text:p text:style-name="P3">b) .data</text:p>
      <text:p text:style-name="P3">c) .globl</text:p>
      <text:p text:style-name="P3">22. Qual o tamanho em byte dos valores das declarações:</text:p>
      <text:p text:style-name="P3">a) .byte 4,3,2,1</text:p>
      <text:p text:style-name="P3">b) .half 8,7,6,5</text:p>
      <text:p text:style-name="P3">c) .word 1,2,3,4</text:p>
      <text:p text:style-name="P3">d) .asciiz “EFG“</text:p>
      <text:p text:style-name="P3"><text:soft-page-break/>23. Quais os labels que aparecem no painel?</text:p>
      <text:p text:style-name="P3">24. O que significam esses labels?</text:p>
      <text:p text:style-name="P3">25. Além do label, o painel mostra uma segunda. O que tem nessa coluna?</text:p>
      <text:p text:style-name="P3">26. Qual o código deve ser passado para $v0 para imprimir um inteiro no terminal?</text:p>
      <text:p text:style-name="P3">27. Qual o código deve ser passado para $v0 para imprimir uma string?</text:p>
      <text:p text:style-name="P3">28. Qual o código deve ser passado para $v0 para LER um inteiro?</text:p>
      <text:p text:style-name="P3">29. Qual o código deve ser passado para $v0 para LER uma string?</text:p>
      <text:p text:style-name="P3">30. O que esse programa faz?</text:p>
      <text:p text:style-name="P3">31. Onde está armazenada a str1?</text:p>
      <text:p text:style-name="P3">32. Modifique o programa lab3.asm para implementar em assembly MIPS o seguinte programa:</text:p>
      <text:p text:style-name="P5">int num1, num2, resultado;</text:p>
      <text:p text:style-name="P5">printf("Digite o primeiro numero: \n");</text:p>
      <text:p text:style-name="P5">scanf("%d", &amp;num1);</text:p>
      <text:p text:style-name="P5">printf("Digite o segundo numero: \n");</text:p>
      <text:p text:style-name="P5">scanf("%d", &amp;num2);</text:p>
      <text:p text:style-name="P5">resultado = num1 - num2;</text:p>
      <text:p text:style-name="P5">printf("O resultado e: %d\n", resultado);</text:p>
      <text:p text:style-name="P4"/>
      <text:p text:style-name="P4">ATENÇÃO: VOCÊ DEVE ESCOLHER QUAIS REGISTRADORES IRÃO SER UTILIZADOS. CONTANTO QUE SEJAM REGISTRADORES $t ou $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Gothic" svg:font-family="'Century Gothic'"/>
    <style:font-face style:name="Times New Roman1" svg:font-family="'Times New Roman'"/>
    <style:font-face style:name="mj-lt" svg:font-family="mj-lt"/>
    <style:font-face style:name="Lucida Grande" svg:font-family="'Lucida Grande'" style:font-family-generic="swiss"/>
    <style:font-face style:name="Lucida Sans1" svg:font-family="'Lucida Sans'" style:font-family-generic="swiss"/>
    <style:font-face style:name="Menlo" svg:font-family="Menlo" style:font-pitch="variable"/>
    <style:font-face style:name="Mongolian Baiti" svg:font-family="'Mongolian Bait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1:11:23</meta:creation-date>
    <dc:date>2016-02-29T21:21:42</dc:date>
    <meta:editing-duration>PT10M20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2" meta:paragraph-count="53" meta:word-count="427" meta:character-count="2395"/>
  </office:meta>
</office:document-meta>
</file>